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" svg:font-family="Corbe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386cm" fo:min-width="2.681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2.659cm" fo:min-width="2.68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387cm" fo:min-width="2.68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2.659cm" fo:min-width="2.682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387cm" fo:min-width="2.681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2.66cm" fo:min-width="2.681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388cm" fo:min-width="2.682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386cm" fo:min-width="2.682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2.625cm" fo:min-width="2.682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388cm" fo:min-width="2.674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2.666cm" fo:min-width="2.674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2.66cm" fo:min-width="2.682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0.422cm" fo:min-width="0.253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0.421cm" fo:min-width="0.253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0.421cm" fo:min-width="0.254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3.063cm" fo:min-width="2.682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="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style:font-name="Roboto" fo:font-size="10pt"/>
    </style:style>
    <style:style style:name="P2" style:family="paragraph">
      <loext:graphic-properties draw:fill-color="#b2b2b2"/>
      <style:paragraph-properties fo:text-align="center"/>
      <style:text-properties style:font-name="Roboto" fo:font-size="10pt" style:font-size-asian="14pt" style:font-size-complex="14pt"/>
    </style:style>
    <style:style style:name="P3" style:family="paragraph">
      <style:paragraph-properties fo:text-align="start"/>
      <style:text-properties style:font-name="Roboto" fo:font-size="10pt"/>
    </style:style>
    <style:style style:name="P4" style:family="paragraph">
      <loext:graphic-properties draw:fill-color="#dddddd"/>
      <style:paragraph-properties fo:text-align="start"/>
      <style:text-properties style:font-name="Roboto" fo:font-size="10pt" style:font-size-asian="14pt" style:font-size-complex="14pt"/>
    </style:style>
    <style:style style:name="P5" style:family="paragraph">
      <style:paragraph-properties fo:text-align="center"/>
      <style:text-properties style:font-name="Roboto" fo:font-size="10pt" style:font-size-asian="12pt" style:font-size-complex="12pt"/>
    </style:style>
    <style:style style:name="P6" style:family="paragraph">
      <loext:graphic-properties draw:fill-color="#b2b2b2"/>
      <style:paragraph-properties fo:text-align="center"/>
      <style:text-properties style:font-name="Roboto" fo:font-size="10pt" style:font-size-asian="12pt" style:font-size-complex="12pt"/>
    </style:style>
    <style:style style:name="P7" style:family="paragraph">
      <style:paragraph-properties fo:margin-top="0cm" fo:margin-bottom="0cm" fo:text-align="center"/>
      <style:text-properties style:font-name="Roboto" fo:font-size="10pt" style:font-size-asian="10pt" style:font-size-complex="10pt"/>
    </style:style>
    <style:style style:name="P8" style:family="paragraph">
      <loext:graphic-properties draw:fill="none" draw:fill-color="#729fcf"/>
      <style:paragraph-properties fo:margin-top="0cm" fo:margin-bottom="0cm" fo:text-align="center"/>
      <style:text-properties style:font-name="Roboto" fo:font-size="10pt" style:font-size-asian="10pt" style:font-size-complex="10pt"/>
    </style:style>
    <style:style style:name="P9" style:family="paragraph">
      <style:paragraph-properties fo:margin-left="0cm" fo:margin-right="0cm" fo:text-align="start" fo:text-indent="0cm"/>
      <style:text-properties style:font-name="Roboto" fo:font-size="10pt" style:font-size-asian="13pt" style:font-size-complex="13pt"/>
    </style:style>
    <style:style style:name="P10" style:family="paragraph">
      <loext:graphic-properties draw:fill-color="#dddddd"/>
      <style:paragraph-properties fo:margin-left="0cm" fo:margin-right="0cm" fo:text-align="start" fo:text-indent="0cm"/>
      <style:text-properties style:font-name="Roboto" fo:font-size="10pt" style:font-size-asian="13pt" style:font-size-complex="13pt"/>
    </style:style>
    <style:style style:name="P11" style:family="paragraph">
      <loext:graphic-properties draw:fill="none"/>
      <style:paragraph-properties fo:text-align="center"/>
      <style:text-properties style:font-name="Roboto" fo:font-size="10pt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size-asian="12pt" style:font-size-complex="12pt"/>
    </style:style>
    <style:style style:name="T3" style:family="text">
      <style:text-properties style:font-size-asian="10pt" style:font-size-complex="10pt"/>
    </style:style>
    <style:style style:name="T4" style:family="text">
      <style:text-properties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233cm" svg:height="0.688cm" svg:x="12.788cm" svg:y="2.811cm">
          <text:p text:style-name="P1"><text:span text:style-name="T1">Loj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.233cm" svg:height="2.961cm" svg:x="12.788cm" svg:y="3.417cm">
          <text:p text:style-name="P3"><text:span text:style-name="T1">ID</text:span></text:p>
          <text:p text:style-name="P3"><text:span text:style-name="T1">CNPJ</text:span></text:p>
          <text:p text:style-name="P3"><text:span text:style-name="T1">Nome</text:span></text:p>
          <text:p text:style-name="P3"><text:span text:style-name="T1">Endereço</text:span></text:p>
          <text:p text:style-name="P3"><text:span text:style-name="T1">Fon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234cm" svg:height="0.689cm" svg:x="4.921cm" svg:y="6.892cm">
          <text:p text:style-name="P1"><text:span text:style-name="T1">Empregad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3.234cm" svg:height="2.961cm" svg:x="4.921cm" svg:y="7.498cm">
          <text:p text:style-name="P3"><text:span text:style-name="T1">ID</text:span></text:p>
          <text:p text:style-name="P3"><text:span text:style-name="T1">CPF</text:span></text:p>
          <text:p text:style-name="P3"><text:span text:style-name="T1">Nome</text:span></text:p>
          <text:p text:style-name="P3"><text:span text:style-name="T1">Endereço</text:span></text:p>
          <text:p text:style-name="P3"><text:span text:style-name="T1">Fon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3.233cm" svg:height="0.689cm" svg:x="12.788cm" svg:y="8.943cm">
          <text:p text:style-name="P1"><text:span text:style-name="T1">Produto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2" draw:id="id22" draw:layer="layout" svg:width="3.233cm" svg:height="2.962cm" svg:x="12.788cm" svg:y="9.538cm">
          <text:p text:style-name="P3"><text:span text:style-name="T1">ID</text:span></text:p>
          <text:p text:style-name="P3"><text:span text:style-name="T1">Nome</text:span></text:p>
          <text:p text:style-name="P3"><text:span text:style-name="T1">Valo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3.234cm" svg:height="0.69cm" svg:x="22.368cm" svg:y="11.578cm">
          <text:p text:style-name="P1"><text:span text:style-name="T1">Cliente 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6" draw:id="id16" draw:layer="layout" svg:width="3.234cm" svg:height="2.961cm" svg:x="22.368cm" svg:y="12.174cm">
          <text:p text:style-name="P3"><text:span text:style-name="T1">CPF</text:span></text:p>
          <text:p text:style-name="P3"><text:span text:style-name="T1">Nome</text:span></text:p>
          <text:p text:style-name="P3"><text:span text:style-name="T1">Endereço</text:span></text:p>
          <text:p text:style-name="P3"><text:span text:style-name="T1">Fon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0" draw:id="id10" draw:layer="layout" svg:width="3.234cm" svg:height="0.688cm" svg:x="0.824cm" svg:y="11.749cm">
          <text:p text:style-name="P1"><text:span text:style-name="T1">Vendedor A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4" draw:id="id14" draw:layer="layout" svg:width="3.234cm" svg:height="2.927cm" svg:x="0.824cm" svg:y="12.343cm">
          <text:p text:style-name="P3"><text:span text:style-name="T1">ID</text:span></text:p>
          <text:p text:style-name="P3"><text:span text:style-name="T1">CPF</text:span></text:p>
          <text:p text:style-name="P3"><text:span text:style-name="T1">Nome</text:span></text:p>
          <text:p text:style-name="P3"><text:span text:style-name="T1">Endereço</text:span></text:p>
          <text:p text:style-name="P3"><text:span text:style-name="T1">Fone</text:span></text:p>
          <text:p text:style-name="P3"><text:span text:style-name="T1">Qt. Venda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11" draw:id="id11" draw:layer="layout" svg:width="3.226cm" svg:height="0.69cm" svg:x="8.87cm" svg:y="11.749cm">
          <text:p text:style-name="P5"><text:span text:style-name="T2">Empacotador A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12" draw:id="id12" draw:layer="layout" svg:width="3.226cm" svg:height="2.968cm" svg:x="8.87cm" svg:y="12.343cm">
          <text:p text:style-name="P3"><text:span text:style-name="T1">ID</text:span></text:p>
          <text:p text:style-name="P3"><text:span text:style-name="T1">CPF</text:span></text:p>
          <text:p text:style-name="P3"><text:span text:style-name="T1">Nome</text:span></text:p>
          <text:p text:style-name="P3"><text:span text:style-name="T1">Endereço</text:span></text:p>
          <text:p text:style-name="P3"><text:span text:style-name="T1">Fon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9" draw:id="id19" draw:layer="layout" svg:width="3.234cm" svg:height="0.688cm" svg:x="4.936cm" svg:y="11.749cm">
          <text:p text:style-name="P1"><text:span text:style-name="T1">Contado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" draw:id="id20" draw:layer="layout" svg:width="3.234cm" svg:height="2.962cm" svg:x="4.936cm" svg:y="12.343cm">
          <text:p text:style-name="P3"><text:span text:style-name="T1">ID</text:span></text:p>
          <text:p text:style-name="P3"><text:span text:style-name="T1">CPF</text:span></text:p>
          <text:p text:style-name="P3"><text:span text:style-name="T1">Nome</text:span></text:p>
          <text:p text:style-name="P3"><text:span text:style-name="T1">Endereço</text:span></text:p>
          <text:p text:style-name="P3"><text:span text:style-name="T1">Fone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2" draw:id="id2" draw:layer="layout" svg:width="1.609cm" svg:height="1.446cm" svg:x="9.2cm" svg:y="4.164cm">
          <text:p text:style-name="P7"><text:span text:style-name="T3">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xml:id="id4" draw:id="id4" draw:layer="layout" svg:width="1.609cm" svg:height="1.445cm" svg:x="23.173cm" svg:y="4.182cm">
          <text:p text:style-name="P7"><text:span text:style-name="T3">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8" xml:id="id5" draw:id="id5" draw:layer="layout" svg:width="1.609cm" svg:height="1.446cm" svg:x="13.608cm" svg:y="6.902cm">
          <text:p text:style-name="P7"><text:span text:style-name="T3">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out" svg:x1="12.788cm" svg:y1="4.897cm" svg:x2="10.809cm" svg:y2="4.887cm" draw:start-shape="id1" draw:start-glue-point="3" draw:end-shape="id2" draw:end-glue-point="7" svg:d="M12788 4897h-990v-10h-989" svg:viewBox="0 0 1980 11">
          <text:p/>
        </draw:connector>
        <draw:connector draw:style-name="gr15" draw:text-style-name="P1" draw:layer="layout" svg:x1="16.021cm" svg:y1="3.155cm" svg:x2="23.978cm" svg:y2="4.182cm" draw:start-shape="id3" draw:start-glue-point="1" draw:end-shape="id4" draw:end-glue-point="4" svg:d="M16021 3155h7957v1027" svg:viewBox="0 0 7958 1028">
          <text:p/>
        </draw:connector>
        <draw:connector draw:style-name="gr15" draw:text-style-name="P1" draw:layer="layout" svg:x1="14.404cm" svg:y1="6.378cm" svg:x2="14.413cm" svg:y2="6.902cm" draw:start-shape="id1" draw:start-glue-point="2" draw:end-shape="id5" draw:end-glue-point="4" svg:d="M14404 6378v262h9v262" svg:viewBox="0 0 10 525">
          <text:p/>
        </draw:connector>
        <draw:connector draw:style-name="gr15" draw:text-style-name="P1" draw:layer="layout" svg:x1="9.2cm" svg:y1="4.887cm" svg:x2="6.538cm" svg:y2="6.892cm" draw:start-shape="id2" draw:start-glue-point="5" draw:end-shape="id6" draw:end-glue-point="0" svg:d="M9200 4887h-2662v2005" svg:viewBox="0 0 2663 2006">
          <text:p/>
        </draw:connector>
        <draw:connector draw:style-name="gr15" draw:text-style-name="P1" draw:layer="layout" svg:x1="23.978cm" svg:y1="5.627cm" svg:x2="23.985cm" svg:y2="11.578cm" draw:start-shape="id4" draw:start-glue-point="6" draw:end-shape="id7" draw:end-glue-point="0" svg:d="M23978 5627v2976h7v2975" svg:viewBox="0 0 8 5952">
          <text:p/>
        </draw:connector>
        <draw:connector draw:style-name="gr15" draw:text-style-name="P1" draw:layer="layout" svg:x1="14.413cm" svg:y1="8.348cm" svg:x2="14.404cm" svg:y2="8.943cm" draw:start-shape="id5" draw:start-glue-point="6" draw:end-shape="id8" draw:end-glue-point="0" svg:d="M14413 8348v298h-9v297" svg:viewBox="0 0 10 596">
          <text:p/>
        </draw:connector>
        <draw:connector draw:style-name="gr15" draw:text-style-name="P1" draw:layer="layout" svg:x1="4.921cm" svg:y1="8.978cm" svg:x2="2.441cm" svg:y2="11.749cm" draw:start-shape="id9" draw:start-glue-point="3" draw:end-shape="id10" draw:end-glue-point="0" svg:d="M4921 8978h-2480v2771" svg:viewBox="0 0 2481 2772">
          <text:p/>
        </draw:connector>
        <draw:connector draw:style-name="gr15" draw:text-style-name="P1" draw:layer="layout" svg:x1="8.155cm" svg:y1="8.978cm" svg:x2="10.483cm" svg:y2="11.749cm" draw:start-shape="id9" draw:start-glue-point="1" draw:end-shape="id11" draw:end-glue-point="0" svg:d="M8155 8978h2328v2771" svg:viewBox="0 0 2329 2772">
          <text:p/>
        </draw:connector>
        <draw:connector draw:style-name="gr15" draw:text-style-name="P1" draw:layer="layout" svg:x1="10.483cm" svg:y1="15.311cm" svg:x2="16.826cm" svg:y2="14.554cm" draw:start-shape="id12" draw:start-glue-point="2" draw:end-shape="id13" draw:end-glue-point="6" svg:d="M10483 15311v527h6343v-1284" svg:viewBox="0 0 6344 1285">
          <text:p/>
        </draw:connector>
        <draw:custom-shape draw:style-name="gr16" draw:text-style-name="P8" xml:id="id15" draw:id="id15" draw:layer="layout" svg:width="1.61cm" svg:height="1.445cm" svg:x="13.4cm" svg:y="17.105cm">
          <text:p text:style-name="P7"><text:span text:style-name="T3">Aten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out" svg:x1="2.441cm" svg:y1="15.27cm" svg:x2="13.4cm" svg:y2="17.828cm" draw:start-shape="id14" draw:start-glue-point="2" draw:end-shape="id15" draw:end-glue-point="5" svg:d="M2441 15270v2558h10959" svg:viewBox="0 0 10960 2559">
          <text:p/>
        </draw:connector>
        <draw:connector draw:style-name="gr15" draw:text-style-name="P1" draw:layer="layout" svg:x1="15.01cm" svg:y1="17.828cm" svg:x2="23.985cm" svg:y2="15.135cm" draw:start-shape="id15" draw:start-glue-point="7" draw:end-shape="id16" draw:end-glue-point="2" svg:d="M15010 17828h8975v-2693" svg:viewBox="0 0 8976 2694">
          <text:p/>
        </draw:connector>
        <draw:custom-shape draw:style-name="gr3" draw:text-style-name="P2" xml:id="id24" draw:id="id24" draw:layer="layout" svg:width="3.234cm" svg:height="0.689cm" svg:x="17.541cm" svg:y="7.317cm">
          <text:p text:style-name="P1"><text:span text:style-name="T1">Caix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xml:id="id17" draw:id="id17" draw:layer="layout" svg:width="3.234cm" svg:height="3.365cm" svg:x="17.541cm" svg:y="7.922cm">
          <text:p text:style-name="P9"><text:span text:style-name="T4">Registradora</text:span></text:p>
          <text:p text:style-name="P9"><text:span text:style-name="T4">Cadastro</text:span></text:p>
          <text:p text:style-name="P9"><text:span text:style-name="T4">Maquineta</text:span></text:p>
          <text:p text:style-name="P9"><text:span text:style-name="T4">Nota Fiscal</text:span></text:p>
          <text:p text:style-name="P9"><text:span text:style-name="T4">Qt.. Produtos</text:span></text:p>
          <text:p text:style-name="P9"><text:span text:style-name="T4">Valor To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xml:id="id13" draw:id="id13" draw:layer="layout" svg:width="1.609cm" svg:height="1.445cm" svg:x="16.021cm" svg:y="13.109cm">
          <text:p text:style-name="P7"><text:span text:style-name="T3">Entreg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out" svg:x1="16.826cm" svg:y1="13.109cm" svg:x2="17.541cm" svg:y2="9.604cm" draw:start-shape="id13" draw:start-glue-point="4" draw:end-shape="id17" draw:end-glue-point="3" svg:d="M16826 13109v-3505h715" svg:viewBox="0 0 716 3506">
          <text:p/>
        </draw:connector>
        <draw:connector draw:style-name="gr15" draw:text-style-name="P1" draw:layer="layout" svg:x1="12.096cm" svg:y1="13.827cm" svg:x2="13.608cm" svg:y2="13.832cm" draw:start-shape="id12" draw:start-glue-point="1" draw:end-shape="id18" draw:end-glue-point="5" svg:d="M12096 13827h756v5h756" svg:viewBox="0 0 1513 6">
          <text:p/>
        </draw:connector>
        <draw:connector draw:style-name="gr15" draw:text-style-name="P1" xml:id="id23" draw:id="id23" draw:layer="layout" svg:x1="16.021cm" svg:y1="4.897cm" svg:x2="16.021cm" svg:y2="4.897cm" draw:start-shape="id1" draw:start-glue-point="1" draw:end-shape="id1" draw:end-glue-point="1" svg:d="M16021 4897z" svg:viewBox="0 0 1 1">
          <text:p/>
        </draw:connector>
        <draw:connector draw:style-name="gr18" draw:text-style-name="P11" draw:layer="layout" svg:x1="22.368cm" svg:y1="13.654cm" svg:x2="20.775cm" svg:y2="9.604cm" draw:start-shape="id16" draw:start-glue-point="3" draw:end-shape="id17" svg:d="M22368 13654h-796v-4050h-797" svg:viewBox="0 0 1594 4051">
          <text:p/>
        </draw:connector>
        <draw:connector draw:style-name="gr15" draw:text-style-name="P1" draw:layer="layout" svg:x1="6.538cm" svg:y1="10.459cm" svg:x2="6.553cm" svg:y2="11.749cm" draw:start-shape="id9" draw:start-glue-point="2" draw:end-shape="id19" draw:end-glue-point="0" svg:d="M6538 10459v645h15v645" svg:viewBox="0 0 16 1291">
          <text:p/>
        </draw:connector>
        <draw:connector draw:style-name="gr19" draw:text-style-name="P1" draw:layer="layout" draw:line-skew="0.568cm" svg:x1="6.553cm" svg:y1="15.305cm" svg:x2="19.15cm" svg:y2="14.554cm" draw:start-shape="id20" draw:start-glue-point="2" draw:end-shape="id21" draw:end-glue-point="6" svg:d="M6553 15305v1095h12597v-1846" svg:viewBox="0 0 12598 1847">
          <text:p/>
        </draw:connector>
        <draw:custom-shape draw:style-name="gr16" draw:text-style-name="P8" xml:id="id21" draw:id="id21" draw:layer="layout" svg:width="1.61cm" svg:height="1.445cm" svg:x="18.345cm" svg:y="13.109cm">
          <text:p text:style-name="P7"><text:span text:style-name="T3">Audi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out" svg:x1="19.15cm" svg:y1="13.109cm" svg:x2="19.158cm" svg:y2="11.287cm" draw:start-shape="id21" draw:start-glue-point="4" draw:end-shape="id17" draw:end-glue-point="2" svg:d="M19150 13109v-912h8v-910" svg:viewBox="0 0 9 1823">
          <text:p/>
        </draw:connector>
        <draw:custom-shape draw:style-name="gr14" draw:text-style-name="P8" xml:id="id18" draw:id="id18" draw:layer="layout" svg:width="1.609cm" svg:height="1.445cm" svg:x="13.608cm" svg:y="13.109cm">
          <text:p text:style-name="P7"><text:span text:style-name="T3">Apanh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out" svg:x1="14.404cm" svg:y1="12.5cm" svg:x2="14.413cm" svg:y2="13.109cm" draw:start-shape="id22" draw:start-glue-point="2" draw:end-shape="id18" draw:end-glue-point="4" svg:d="M14404 12500v304h9v305" svg:viewBox="0 0 10 610">
          <text:p/>
        </draw:connector>
        <draw:connector draw:style-name="gr20" draw:text-style-name="P1" draw:layer="layout" svg:x1="16.021cm" svg:y1="4.897cm" svg:x2="19.158cm" svg:y2="7.317cm" draw:start-shape="id23" draw:start-glue-point="0" draw:end-shape="id24" draw:end-glue-point="0" svg:d="M16021 4897v1210h3137v1210" svg:viewBox="0 0 3138 2421">
          <text:p/>
        </draw:connector>
        <draw:custom-shape draw:style-name="gr3" draw:text-style-name="P2" xml:id="id26" draw:id="id26" draw:layer="layout" svg:width="3.234cm" svg:height="0.689cm" svg:x="26.166cm" svg:y="8.122cm">
          <text:p text:style-name="P1"><text:span text:style-name="T1">Cliente B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9" draw:id="id29" draw:layer="layout" svg:width="3.234cm" svg:height="2.961cm" svg:x="26.166cm" svg:y="8.717cm">
          <text:p text:style-name="P3"><text:span text:style-name="T1">CPF</text:span></text:p>
          <text:p text:style-name="P3"><text:span text:style-name="T1">Nome</text:span></text:p>
          <text:p text:style-name="P3"><text:span text:style-name="T1">Endereço</text:span></text:p>
          <text:p text:style-name="P3"><text:span text:style-name="T1">Fone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25" draw:id="id25" draw:layer="layout" svg:width="1.609cm" svg:height="1.445cm" svg:x="26.961cm" svg:y="4.18cm">
          <text:p text:style-name="P7"><text:span text:style-name="T3">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out" svg:x1="14.404cm" svg:y1="2.811cm" svg:x2="27.766cm" svg:y2="4.18cm" draw:start-shape="id3" draw:start-glue-point="0" draw:end-shape="id25" draw:end-glue-point="4" svg:d="M14404 2811v-527h13362v1896" svg:viewBox="0 0 13363 1897">
          <text:p/>
        </draw:connector>
        <draw:connector draw:style-name="gr15" draw:text-style-name="P1" draw:layer="layout" svg:x1="27.766cm" svg:y1="5.625cm" svg:x2="27.783cm" svg:y2="8.122cm" draw:start-shape="id25" draw:start-glue-point="6" draw:end-shape="id26" draw:end-glue-point="0" svg:d="M27766 5625v1248h17v1249" svg:viewBox="0 0 18 2498">
          <text:p/>
        </draw:connector>
        <draw:custom-shape draw:style-name="gr16" draw:text-style-name="P8" xml:id="id28" draw:id="id28" draw:layer="layout" svg:width="1.61cm" svg:height="1.445cm" svg:x="13.4cm" svg:y="18.9cm">
          <text:p text:style-name="P7"><text:span text:style-name="T3">Aten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out" svg:x1="0.936cm" svg:y1="5.277cm" svg:x2="13.4cm" svg:y2="19.623cm" draw:start-shape="id27" draw:start-glue-point="3" draw:end-shape="id28" draw:end-glue-point="5" svg:d="M936 5277h-527v14346h12991" svg:viewBox="0 0 12992 14347">
          <text:p/>
        </draw:connector>
        <draw:connector draw:style-name="gr15" draw:text-style-name="P1" draw:layer="layout" svg:x1="15.01cm" svg:y1="19.623cm" svg:x2="27.783cm" svg:y2="11.678cm" draw:start-shape="id28" draw:start-glue-point="7" draw:end-shape="id29" draw:end-glue-point="2" svg:d="M15010 19623h12773v-7945" svg:viewBox="0 0 12774 7946">
          <text:p/>
        </draw:connector>
        <draw:custom-shape draw:style-name="gr8" draw:text-style-name="P2" draw:layer="layout" svg:width="3.234cm" svg:height="0.688cm" svg:x="0.936cm" svg:y="3.22cm">
          <text:p text:style-name="P1"><text:span text:style-name="T1">Vendedor B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27" draw:id="id27" draw:layer="layout" svg:width="3.234cm" svg:height="2.927cm" svg:x="0.936cm" svg:y="3.814cm">
          <text:p text:style-name="P3"><text:span text:style-name="T1">ID</text:span></text:p>
          <text:p text:style-name="P3"><text:span text:style-name="T1">CPF</text:span></text:p>
          <text:p text:style-name="P3"><text:span text:style-name="T1">Nome</text:span></text:p>
          <text:p text:style-name="P3"><text:span text:style-name="T1">Endereço</text:span></text:p>
          <text:p text:style-name="P3"><text:span text:style-name="T1">Fone</text:span></text:p>
          <text:p text:style-name="P3"><text:span text:style-name="T1">Qt. Vendas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4.921cm" svg:y1="7.236cm" svg:x2="2.553cm" svg:y2="6.741cm" draw:start-shape="id6" draw:start-glue-point="3" draw:end-shape="id27" svg:d="M4921 7236h-2368v-495" svg:viewBox="0 0 2369 4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" svg:font-family="Corbe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5T11:17:28.238803127</meta:creation-date>
    <dc:date>2019-09-25T15:17:47.219102273</dc:date>
    <meta:editing-duration>PT3H15M16S</meta:editing-duration>
    <meta:editing-cycles>12</meta:editing-cycles>
    <meta:generator>LibreOffice/6.0.7.3$Linux_X86_64 LibreOffice_project/00m0$Build-3</meta:generator>
    <meta:document-statistic meta:object-count="54"/>
  </office:meta>
</office:document-meta>
</file>